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" manifest:media-type="application/vnd.sun.star.oleobject"/>
  <manifest:file-entry manifest:full-path="Object 4" manifest:media-type="application/vnd.sun.star.oleobject"/>
  <manifest:file-entry manifest:full-path="Object 12" manifest:media-type="application/vnd.sun.star.oleobject"/>
  <manifest:file-entry manifest:full-path="ObjectReplacements/Object 12" manifest:media-type="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1" manifest:media-type=""/>
  <manifest:file-entry manifest:full-path="ObjectReplacements/Object 19" manifest:media-type=""/>
  <manifest:file-entry manifest:full-path="ObjectReplacements/Object 21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20" manifest:media-type=""/>
  <manifest:file-entry manifest:full-path="ObjectReplacements/Object 23" manifest:media-type=""/>
  <manifest:file-entry manifest:full-path="ObjectReplacements/Object 3" manifest:media-type=""/>
  <manifest:file-entry manifest:full-path="ObjectReplacements/Object 10" manifest:media-type=""/>
  <manifest:file-entry manifest:full-path="ObjectReplacements/Object 9" manifest:media-type=""/>
  <manifest:file-entry manifest:full-path="ObjectReplacements/Object 8" manifest:media-type=""/>
  <manifest:file-entry manifest:full-path="ObjectReplacements/Object 28" manifest:media-type=""/>
  <manifest:file-entry manifest:full-path="ObjectReplacements/Object 7" manifest:media-type=""/>
  <manifest:file-entry manifest:full-path="ObjectReplacements/Object 27" manifest:media-type=""/>
  <manifest:file-entry manifest:full-path="ObjectReplacements/Object 6" manifest:media-type=""/>
  <manifest:file-entry manifest:full-path="ObjectReplacements/Object 26" manifest:media-type=""/>
  <manifest:file-entry manifest:full-path="ObjectReplacements/Object 5" manifest:media-type=""/>
  <manifest:file-entry manifest:full-path="ObjectReplacements/Object 25" manifest:media-type=""/>
  <manifest:file-entry manifest:full-path="ObjectReplacements/Object 13" manifest:media-type=""/>
  <manifest:file-entry manifest:full-path="ObjectReplacements/Object 4" manifest:media-type=""/>
  <manifest:file-entry manifest:full-path="ObjectReplacements/Object 24" manifest:media-type=""/>
  <manifest:file-entry manifest:full-path="manifest.rdf" manifest:media-type="application/rdf+xml"/>
  <manifest:file-entry manifest:full-path="meta.xml" manifest:media-type="text/xml"/>
  <manifest:file-entry manifest:full-path="Object 2" manifest:media-type="application/vnd.sun.star.oleobject"/>
  <manifest:file-entry manifest:full-path="Object 22" manifest:media-type="application/vnd.sun.star.oleobject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 20" manifest:media-type="application/vnd.sun.star.oleobject"/>
  <manifest:file-entry manifest:full-path="Object 18" manifest:media-type="application/vnd.sun.star.oleobject"/>
  <manifest:file-entry manifest:full-path="styles.xml" manifest:media-type="text/xml"/>
  <manifest:file-entry manifest:full-path="Object 14" manifest:media-type="application/vnd.sun.star.oleobject"/>
  <manifest:file-entry manifest:full-path="settings.xml" manifest:media-type="text/xml"/>
  <manifest:file-entry manifest:full-path="Thumbnails/thumbnail.png" manifest:media-type="image/png"/>
  <manifest:file-entry manifest:full-path="Object 16" manifest:media-type="application/vnd.sun.star.oleobject"/>
  <manifest:file-entry manifest:full-path="Object 8" manifest:media-type="application/vnd.sun.star.oleobject"/>
  <manifest:file-entry manifest:full-path="Object 28" manifest:media-type="application/vnd.sun.star.oleobject"/>
  <manifest:file-entry manifest:full-path="Object 26" manifest:media-type="application/vnd.sun.star.oleobject"/>
  <manifest:file-entry manifest:full-path="Object 6" manifest:media-type="application/vnd.sun.star.oleobject"/>
  <manifest:file-entry manifest:full-path="Object 10" manifest:media-type="application/vnd.sun.star.oleobject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 style:shadow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46e7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sub 58%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weight="bold" style:font-weight-asian="bold" style:font-weight-complex="bold"/>
    </style:style>
    <style:style style:name="T11" style:family="text">
      <style:text-properties style:font-name="Wingdings" fo:font-weight="bold" style:font-name-asian="Wingdings" style:font-weight-asian="bold" style:font-name-complex="Wingdings" style:font-weight-complex="bold"/>
    </style:style>
    <style:style style:name="T12" style:family="text">
      <style:text-properties style:font-name="Cambria Math" fo:font-weight="bold" style:font-weight-asian="bold" style:font-name-complex="Cambria Math" style:font-weight-complex="bold"/>
    </style:style>
    <style:style style:name="fr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915cm" draw:visible-area-height="0.74cm" draw:ole-draw-aspect="1"/>
    </style:style>
    <style:style style:name="fr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9.525cm" draw:visible-area-height="0.776cm" draw:ole-draw-aspect="1"/>
    </style:style>
    <style:style style:name="fr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245cm" draw:visible-area-height="0.74cm" draw:ole-draw-aspect="1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6.702cm" draw:visible-area-height="1.164cm" draw:ole-draw-aspect="1"/>
    </style:style>
    <style:style style:name="fr5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033cm" draw:visible-area-height="1.234cm" draw:ole-draw-aspect="1"/>
    </style:style>
    <style:style style:name="fr6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21cm" draw:visible-area-height="0.74cm" draw:ole-draw-aspect="1"/>
    </style:style>
    <style:style style:name="fr7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9.63cm" draw:visible-area-height="0.776cm" draw:ole-draw-aspect="1"/>
    </style:style>
    <style:style style:name="fr8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104cm" draw:visible-area-height="0.74cm" draw:ole-draw-aspect="1"/>
    </style:style>
    <style:style style:name="fr9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598cm" draw:visible-area-height="0.74cm" draw:ole-draw-aspect="1"/>
    </style:style>
    <style:style style:name="fr10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0.987cm" draw:visible-area-height="1.093cm" draw:ole-draw-aspect="1"/>
    </style:style>
    <style:style style:name="fr11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786cm" draw:visible-area-height="0.635cm" draw:ole-draw-aspect="1"/>
    </style:style>
    <style:style style:name="fr12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3.774cm" draw:visible-area-height="1.234cm" draw:ole-draw-aspect="1"/>
    </style:style>
    <style:style style:name="fr13" style:family="graphic" style:parent-style-name="OLE">
      <style:graphic-properties fo:margin-left="0cm" fo:margin-right="0cm" fo:margin-top="0cm" fo:margin-bottom="0cm" style:vertical-pos="middle" style:vertical-rel="text" fo:padding="0.002cm" fo:border="none" draw:visible-area-left="0cm" draw:visible-area-top="0cm" draw:visible-area-width="2.046cm" draw:visible-area-height="1.199cm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Un apport de magnésium (5 points) - </text:span><text:span text:style-name="T2">CORRECTION</text:span></text:p>
      <text:p text:style-name="P1"/>
      <text:p text:style-name="Standard">La solution d’hydroxyde de sodium de concentration <text:span text:style-name="T4">C</text:span><text:span text:style-name="T6">B</text:span> = 4,00 × 10<text:span text:style-name="T9">–2</text:span> mol.L<text:span text:style-name="T9">-1</text:span>, utilisée pour le titrage est obtenue par dilution d’une solution mère S<text:span text:style-name="T6">0</text:span> de concentration <text:span text:style-name="T4">C</text:span><text:span text:style-name="T6">0</text:span> = 1,00 × 10<text:span text:style-name="T9">–1</text:span> mol·L<text:span text:style-name="T9">-1</text:span>. On dispose de fioles jaugées (50,0 mL ; 100,0 mL ; 200,0 mL) et de pipettes jaugées (10,0 mL ; 20,0 mL ; 25,0 mL).</text:p>
      <text:p text:style-name="Standard"/>
      <text:p text:style-name="Standard">1. Indiquer la verrerie à utiliser pour effectuer cette dilution avec un seul prélèvement de S<text:span text:style-name="T6">0</text:span>. Expliquer la réponse.</text:p>
      <text:p text:style-name="Standard"><text:span text:style-name="T1">On procède à une dilution au cours de laquelle la quantité de matière de soluté se conserve.</text:span></text:p>
      <text:p text:style-name="Standard"><text:span text:style-name="T1">Solution mère : <text:tab/><text:tab/><text:tab/><text:tab/><text:tab/><text:tab/><text:tab/>Solution fille : S</text:span><text:span text:style-name="T7">0</text:span></text:p>
      <text:p text:style-name="Standard"><text:span text:style-name="T5">C</text:span><text:span text:style-name="T7">0</text:span><text:span text:style-name="T1"> = 1,00×10</text:span><text:span text:style-name="T10">–1</text:span><text:span text:style-name="T1"> mol.L</text:span><text:span text:style-name="T10">-1<text:tab/><text:tab/><text:tab/><text:tab/><text:tab/><text:tab/></text:span><text:span text:style-name="T5">C</text:span><text:span text:style-name="T7">B</text:span><text:span text:style-name="T1"> = 4,00×10</text:span><text:span text:style-name="T10">–2</text:span><text:span text:style-name="T1"> mol.L</text:span><text:span text:style-name="T10">-1</text:span></text:p>
      <text:p text:style-name="Standard"><text:span text:style-name="T5">V</text:span><text:span text:style-name="T7">0</text:span><text:span text:style-name="T1"> à prélever<text:tab/><text:tab/><text:tab/><text:tab/><text:tab/><text:tab/><text:tab/></text:span><text:span text:style-name="T5">V</text:span><text:span text:style-name="T7">B</text:span><text:span text:style-name="T1"> à préparer</text:span></text:p>
      <text:p text:style-name="Standard"><text:span text:style-name="T1"><text:tab/><text:tab/><text:tab/><text:tab/><text:tab/></text:span><text:span text:style-name="T5">C</text:span><text:span text:style-name="T7">0</text:span><text:span text:style-name="T1">.</text:span><text:span text:style-name="T5">V</text:span><text:span text:style-name="T7">0</text:span><text:span text:style-name="T1"> = </text:span><text:span text:style-name="T5">C</text:span><text:span text:style-name="T7">B</text:span><text:span text:style-name="T1">.</text:span><text:span text:style-name="T5">V</text:span><text:span text:style-name="T7">B</text:span></text:p>
      <text:p text:style-name="Standard"><text:span text:style-name="T1"><draw:frame draw:style-name="fr13" draw:name="Objet1" text:anchor-type="as-char" svg:width="2.046cm" svg:height="1.199cm" draw:z-index="0"><draw:object-ole xlink:href="./Object 2" xlink:type="simple" xlink:show="embed" xlink:actuate="onLoad"/><draw:image xlink:href="./ObjectReplacements/Object 2" xlink:type="simple" xlink:show="embed" xlink:actuate="onLoad"/></draw:frame></text:span><text:span text:style-name="T3"><text:s/></text:span></text:p>
      <text:p text:style-name="P1"><draw:frame draw:style-name="fr12" draw:name="Objet2" text:anchor-type="as-char" svg:width="3.775cm" svg:height="1.235cm" draw:z-index="1"><draw:object-ole xlink:href="./Object 4" xlink:type="simple" xlink:show="embed" xlink:actuate="onLoad"/><draw:image xlink:href="./ObjectReplacements/Object 4" xlink:type="simple" xlink:show="embed" xlink:actuate="onLoad"/></draw:frame></text:p>
      <text:p text:style-name="Standard"><text:span text:style-name="T1"><draw:frame draw:style-name="fr11" draw:name="Objet3" text:anchor-type="as-char" svg:width="2.785cm" svg:height="0.635cm" draw:z-index="2"><draw:object-ole xlink:href="./Object 6" xlink:type="simple" xlink:show="embed" xlink:actuate="onLoad"/><draw:image xlink:href="./ObjectReplacements/Object 6" xlink:type="simple" xlink:show="embed" xlink:actuate="onLoad"/></draw:frame></text:span><text:span text:style-name="T3"><text:s/></text:span><text:span text:style-name="T1">On cherche la combinaison pipette jaugée pour </text:span><text:span text:style-name="T5">V</text:span><text:span text:style-name="T7">0</text:span><text:span text:style-name="T1"> et fiole jaugée pour </text:span><text:span text:style-name="T5">V</text:span><text:span text:style-name="T7">B</text:span><text:span text:style-name="T1"> qui respecte cette égalité.</text:span></text:p>
      <text:p text:style-name="Standard"><text:span text:style-name="T1">On pose </text:span><text:span text:style-name="T5">V</text:span><text:span text:style-name="T7">B</text:span><text:span text:style-name="T1"> = 50,0 mL alors </text:span><text:span text:style-name="T5">V</text:span><text:span text:style-name="T7">0</text:span><text:span text:style-name="T1"> = 0,400×50,0 = 20,0 mL</text:span></text:p>
      <text:p text:style-name="Standard"><text:span text:style-name="T1">Ainsi on utilise une pipette jaugée de 20,0 mL pour prélever la solution mère, et on prépare la solution fille dans une fiole jaugée de 50,0 mL.</text:span></text:p>
      <text:p text:style-name="P1"/>
      <text:p text:style-name="Standard"><text:span text:style-name="T1"/></text:p>
      <text:p text:style-name="Standard">2. Écrire l’équation de la réaction support du titrage puis définir l’équivalence.</text:p>
      <text:p text:style-name="Standard"><text:span text:style-name="T1">H</text:span><text:span text:style-name="T7">3</text:span><text:span text:style-name="T1">O</text:span><text:span text:style-name="T10">+</text:span><text:span text:style-name="T1">(aq) + HO</text:span><text:span text:style-name="T10">–</text:span><text:span text:style-name="T1">(aq) </text:span><text:span text:style-name="T11"></text:span><text:span text:style-name="T1"> 2 H</text:span><text:span text:style-name="T7">2</text:span><text:span text:style-name="T1">O(</text:span><text:span text:style-name="T12">ℓ</text:span><text:span text:style-name="T1">)</text:span></text:p>
      <text:p text:style-name="Standard"><text:span text:style-name="T1">À l’équivalence, on a mélangé les réactifs dans les proportions stœchiométriques.</text:span></text:p>
      <text:p text:style-name="P1"><draw:frame draw:style-name="fr9" draw:name="Objet4" text:anchor-type="as-char" svg:width="3.598cm" svg:height="0.741cm" draw:z-index="3"><draw:object-ole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/>
      <text:p text:style-name="Standard">3. Justifier, par un raisonnement détaillé, le choix possible de l’indicateur coloré pour suivre le dosage par titrage colorimétrique.</text:p>
      <text:p text:style-name="Standard"><text:span text:style-name="T1">La zone de virage de l’indicateur coloré doit contenir le </text:span><text:span text:style-name="T5">pH</text:span><text:span text:style-name="T1"> à l’équivalence.</text:span></text:p>
      <text:p text:style-name="Standard"><text:span text:style-name="T1">Sur la courbe de titrage, on repère le volume équivalent. Il correspond au maximum de la dérivée </text:span><text:span text:style-name="T1"><draw:frame draw:style-name="fr10" draw:name="Objet5" text:anchor-type="as-char" svg:width="0.988cm" svg:height="1.094cm" draw:z-index="4"><draw:object-ole xlink:href="./Object 10" xlink:type="simple" xlink:show="embed" xlink:actuate="onLoad"/><draw:image xlink:href="./ObjectReplacements/Object 10" xlink:type="simple" xlink:show="embed" xlink:actuate="onLoad"/></draw:frame></text:span><text:span text:style-name="T1">. On observe alors que le </text:span><text:span text:style-name="T5">pH</text:span><text:span text:style-name="T1"> à l’équivalence est compris entre 4 et 10.</text:span></text:p>
      <text:p text:style-name="Standard"><text:span text:style-name="T1">Seul le bleu de bromothymol convient, à l’équivalence sa coloration passera de jaune à bleue.</text:span></text:p>
      <text:p text:style-name="P1"/>
      <text:p text:style-name="Standard"><text:span text:style-name="T1"/></text:p>
      <text:p text:style-name="Standard">4. Montrer que la quantité de matière d’ions oxonium dans l’éluat est égale à 4,0 × 10<text:span text:style-name="T9">–4</text:span> mol.</text:p>
      <text:p text:style-name="Standard"><text:span text:style-name="T1">Le volume équivalent est </text:span><text:span text:style-name="T5">V</text:span><text:span text:style-name="T8">E</text:span><text:span text:style-name="T1"> = 10,0 mL.</text:span></text:p>
      <text:p text:style-name="P1"><draw:frame draw:style-name="fr9" draw:name="Objet6" text:anchor-type="as-char" svg:width="3.598cm" svg:height="0.741cm" draw:z-index="5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8" draw:name="Objet7" text:anchor-type="as-char" svg:width="3.104cm" svg:height="0.741cm" draw:z-index="6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7" draw:name="Objet8" text:anchor-type="as-char" svg:width="9.631cm" svg:height="0.776cm" draw:z-index="7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2">Pour les adultes, le besoin quotidien en magnésium est estimé à 6,0 mg par kilogramme de masse corporelle.</text:p>
      <text:p text:style-name="Standard"/>
      <text:p text:style-name="Standard">5. Résolution de problème : Déterminer le nombre de comprimés de médicament qui apporteraient, à un adulte en manque de magnésium, la masse de magnésium préconisée par jour.</text:p>
      <text:p text:style-name="Standard">Porter un regard critique sur le résultat obtenu en proposant un moyen de réduire cette consommation médicamenteuse.</text:p>
      <text:p text:style-name="Standard"><text:span text:style-name="T1">On cherche la masse de magnésium contenue dans un comprimé.</text:span></text:p>
      <text:p text:style-name="P1"/>
      <text:p text:style-name="P1">Pour chaque ion magnésium fixé, la résine libère deux ions oxonium.</text:p>
      <text:p text:style-name="Standard"><text:span text:style-name="T1"><draw:frame draw:style-name="fr6" draw:name="Objet9" text:anchor-type="as-char" svg:width="3.21cm" svg:height="0.741cm" draw:z-index="8"><draw:object-ole xlink:href="./Object 18" xlink:type="simple" xlink:show="embed" xlink:actuate="onLoad"/><draw:image xlink:href="./ObjectReplacements/Object 18" xlink:type="simple" xlink:show="embed" xlink:actuate="onLoad"/></draw:frame></text:span><text:span text:style-name="T3"><text:s/></text:span><text:span text:style-name="T1">Il y avait deux fois plus de Mg</text:span><text:span text:style-name="T10">2+</text:span><text:span text:style-name="T1"> dans </text:span><text:span text:style-name="T5">V</text:span><text:span text:style-name="T7">1</text:span><text:span text:style-name="T1"> = 25,0 mL de solution S qu’il n’y a de H</text:span><text:span text:style-name="T7">3</text:span><text:span text:style-name="T1">O</text:span><text:span text:style-name="T10">+</text:span><text:span text:style-name="T1"> dans l’éluat.</text:span></text:p>
      <text:p text:style-name="P1"><draw:frame draw:style-name="fr5" draw:name="Objet10" text:anchor-type="as-char" svg:width="3.032cm" svg:height="1.235cm" draw:z-index="9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Standard"><text:span text:style-name="T1"><draw:frame draw:style-name="fr4" draw:name="Objet11" text:anchor-type="as-char" svg:width="6.703cm" svg:height="1.164cm" draw:z-index="10"><draw:object-ole xlink:href="./Object 22" xlink:type="simple" xlink:show="embed" xlink:actuate="onLoad"/><draw:image xlink:href="./ObjectReplacements/Object 22" xlink:type="simple" xlink:show="embed" xlink:actuate="onLoad"/></draw:frame></text:span><text:span text:style-name="T3"><text:s/></text:span><text:span text:style-name="T1">contenue dans </text:span><text:span text:style-name="T5">V</text:span><text:span text:style-name="T7">1</text:span><text:span text:style-name="T1"> = 25,0 mL de solution </text:span><text:span text:style-name="T5">S</text:span><text:span text:style-name="T1">.</text:span></text:p>
      <text:p text:style-name="P1"><draw:frame draw:style-name="fr3" draw:name="Objet12" text:anchor-type="as-char" svg:width="3.246cm" svg:height="0.741cm" draw:z-index="11"><draw:object-ole xlink:href="./Object 24" xlink:type="simple" xlink:show="embed" xlink:actuate="onLoad"/><draw:image xlink:href="./ObjectReplacements/Object 24" xlink:type="simple" xlink:show="embed" xlink:actuate="onLoad"/></draw:frame></text:p>
      <text:p text:style-name="Standard"><text:span text:style-name="T1"><draw:frame draw:style-name="fr2" draw:name="Objet13" text:anchor-type="as-char" svg:width="9.525cm" svg:height="0.776cm" draw:z-index="12"><draw:object-ole xlink:href="./Object 26" xlink:type="simple" xlink:show="embed" xlink:actuate="onLoad"/><draw:image xlink:href="./ObjectReplacements/Object 26" xlink:type="simple" xlink:show="embed" xlink:actuate="onLoad"/></draw:frame></text:span><text:span text:style-name="T3"><text:s/></text:span><text:span text:style-name="T1">dans </text:span><text:span text:style-name="T5">V</text:span><text:span text:style-name="T7">1</text:span><text:span text:style-name="T1"> = 25,0 mL</text:span></text:p>
      <text:p text:style-name="Standard"><text:span text:style-name="T1">Le comprimé a été dissout dans </text:span><text:span text:style-name="T5">V</text:span><text:span text:style-name="T1"> = 250 mL, ainsi la masse de magnésium qu’il contient est 10 fois plus grande que celle déterminée dans l’échantillon de 25,0 mL.</text:span></text:p>
      <text:p text:style-name="P1"><draw:frame draw:style-name="fr1" draw:name="Objet14" text:anchor-type="as-char" svg:width="3.916cm" svg:height="0.741cm" draw:z-index="13"><draw:object-ole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Le besoin quotidien est de 6,0 mg par kilogramme de masse corporelle.</text:p>
      <text:p text:style-name="Standard"><text:span text:style-name="T1">Si on choisit une masse corporelle de 80 kg, alors le besoin est de 80×6,0 = 480 mg.</text:span></text:p>
      <text:p text:style-name="Standard"><text:span text:style-name="T1">Le nombre de comprimés nécessaire est donc égal à 480 / 97,2 = 4,9 comprimés.</text:span></text:p>
      <text:p text:style-name="Standard"><text:span text:style-name="T1">On arrondit à l’entier supérieur.</text:span></text:p>
      <text:p text:style-name="P1">Il faut donc 5 comprimés par jour.</text:p>
      <text:p text:style-name="P1"/>
      <text:p text:style-name="Standard"><text:span text:style-name="T1">Regard critique :</text:span></text:p>
      <text:p text:style-name="Standard"><text:span text:style-name="T1">Ce nombre de comprimés est élevé. Il est pénible pour un patient de prendre 5 comprimés par jour. Il faudrait modifier le médicament et augmenter la masse de magnésium contenue par comprimé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mbria Math" svg:font-family="'Cambria Math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loext:opacity="0%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Police_20_par_20_défaut" style:display-name="Police par défaut" style:family="text"/>
    <style:style style:name="Titre_20_1_20_Car" style:display-name="Titre 1 Car" style:family="text">
      <style:text-properties fo:font-size="20pt" style:text-underline-style="solid" style:text-underline-width="auto" style:text-underline-color="font-color" fo:font-weight="bold" style:letter-kerning="true" style:font-name-asian="Times New Roman" style:font-family-asian="'Times New Roman'" style:font-family-generic-asian="roman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itre_20_2_20_Car" style:display-name="Titre 2 Car" style:family="text">
      <style:text-properties fo:font-size="16pt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Mention_20_non_20_résolue" style:display-name="Mention non résolue" style:family="text">
      <style:text-properties fo:color="#605e5c" loext:opacity="100%" fo:background-color="#e1dfd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01cm" fo:margin-bottom="1.401cm" fo:margin-left="1.401cm" fo:margin-right="1.4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Jocelyn CLEMENT</meta:initial-creator>
    <meta:creation-date>2021-05-30T07:29:00</meta:creation-date>
    <dc:date>2022-01-01T18:48:16.893158504</dc:date>
    <meta:editing-cycles>24</meta:editing-cycles>
    <meta:editing-duration>PT46M30S</meta:editing-duration>
    <meta:document-statistic meta:table-count="0" meta:image-count="0" meta:object-count="14" meta:page-count="2" meta:paragraph-count="45" meta:word-count="566" meta:character-count="3145" meta:non-whitespace-character-count="2593"/>
    <meta:generator>LibreOffice/7.2.3.2$Linux_X86_64 LibreOffice_project/20$Build-2</meta:generator>
    <meta:user-defined meta:name="MTWinEqns" meta:value-type="boolean">true</meta:user-defined>
  </office:meta>
</office:document-meta>
</file>